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2f2" officeooo:paragraph-rsid="0017e2f2"/>
    </style:style>
    <style:style style:name="P2" style:family="paragraph" style:parent-style-name="Standard">
      <style:text-properties officeooo:rsid="0017e2f2" officeooo:paragraph-rsid="001f9346"/>
    </style:style>
    <style:style style:name="P3" style:family="paragraph" style:parent-style-name="Standard">
      <style:text-properties officeooo:paragraph-rsid="0017e2f2"/>
    </style:style>
    <style:style style:name="P4" style:family="paragraph" style:parent-style-name="Standard">
      <style:text-properties officeooo:rsid="00188283" officeooo:paragraph-rsid="00188283"/>
    </style:style>
    <style:style style:name="P5" style:family="paragraph" style:parent-style-name="Standard">
      <style:text-properties officeooo:paragraph-rsid="00188283"/>
    </style:style>
    <style:style style:name="P6" style:family="paragraph" style:parent-style-name="Standard">
      <style:text-properties officeooo:rsid="00188c1b" officeooo:paragraph-rsid="00188c1b"/>
    </style:style>
    <style:style style:name="P7" style:family="paragraph" style:parent-style-name="Standard">
      <style:text-properties officeooo:rsid="001a5c27" officeooo:paragraph-rsid="001a5c2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88283" officeooo:paragraph-rsid="00188283" style:font-weight-asian="bold" style:font-weight-complex="bold"/>
    </style:style>
    <style:style style:name="P10" style:family="paragraph" style:parent-style-name="Standard">
      <style:text-properties fo:font-weight="bold" officeooo:rsid="002cdbfa" officeooo:paragraph-rsid="002cdbfa" style:font-weight-asian="bold" style:font-weight-complex="bold"/>
    </style:style>
    <style:style style:name="P11" style:family="paragraph" style:parent-style-name="Standard">
      <style:text-properties officeooo:rsid="001aa195" officeooo:paragraph-rsid="001aa195"/>
    </style:style>
    <style:style style:name="P12" style:family="paragraph" style:parent-style-name="Standard">
      <style:text-properties officeooo:rsid="001b30bd" officeooo:paragraph-rsid="001b30bd"/>
    </style:style>
    <style:style style:name="P13" style:family="paragraph" style:parent-style-name="Standard">
      <style:text-properties fo:font-weight="normal" officeooo:rsid="001a5c27" officeooo:paragraph-rsid="001a5c27" style:font-weight-asian="normal" style:font-weight-complex="normal"/>
    </style:style>
    <style:style style:name="P14" style:family="paragraph" style:parent-style-name="Standard">
      <style:text-properties fo:font-weight="normal" officeooo:rsid="001b30bd" officeooo:paragraph-rsid="001b30bd" style:font-weight-asian="normal" style:font-weight-complex="normal"/>
    </style:style>
    <style:style style:name="P15" style:family="paragraph" style:parent-style-name="Standard">
      <style:text-properties fo:font-weight="normal" officeooo:rsid="00188283" officeooo:paragraph-rsid="00188283" style:font-weight-asian="normal" style:font-weight-complex="normal"/>
    </style:style>
    <style:style style:name="P16" style:family="paragraph" style:parent-style-name="Standard">
      <style:text-properties officeooo:rsid="001c01f1" officeooo:paragraph-rsid="001c01f1"/>
    </style:style>
    <style:style style:name="P17" style:family="paragraph" style:parent-style-name="Standard">
      <style:text-properties officeooo:rsid="001c01f1" officeooo:paragraph-rsid="001d4362"/>
    </style:style>
    <style:style style:name="P18" style:family="paragraph" style:parent-style-name="Standard">
      <style:text-properties officeooo:paragraph-rsid="001c01f1"/>
    </style:style>
    <style:style style:name="P19" style:family="paragraph" style:parent-style-name="Standard">
      <style:text-properties officeooo:rsid="001d4362" officeooo:paragraph-rsid="001d4362"/>
    </style:style>
    <style:style style:name="P20" style:family="paragraph" style:parent-style-name="Standard">
      <style:text-properties officeooo:paragraph-rsid="001d4362"/>
    </style:style>
    <style:style style:name="P21" style:family="paragraph" style:parent-style-name="Standard">
      <style:text-properties officeooo:rsid="001e4c8a" officeooo:paragraph-rsid="001e4c8a"/>
    </style:style>
    <style:style style:name="P22" style:family="paragraph" style:parent-style-name="Standard">
      <style:text-properties officeooo:paragraph-rsid="001e4c8a"/>
    </style:style>
    <style:style style:name="P23" style:family="paragraph" style:parent-style-name="Standard">
      <style:text-properties fo:font-size="14pt" fo:font-weight="bold" officeooo:rsid="001c01f1" officeooo:paragraph-rsid="001c01f1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rsid="001f9346" officeooo:paragraph-rsid="001f9346"/>
    </style:style>
    <style:style style:name="P25" style:family="paragraph" style:parent-style-name="Standard">
      <style:text-properties fo:font-size="16pt" fo:font-weight="bold" officeooo:rsid="00251f6c" officeooo:paragraph-rsid="00251f6c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2pt" fo:font-weight="normal" officeooo:rsid="001c01f1" officeooo:paragraph-rsid="00251f6c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51f6c" officeooo:paragraph-rsid="00251f6c" style:font-size-asian="10.5pt" style:font-weight-asian="normal" style:font-size-complex="12pt" style:font-weight-complex="normal"/>
    </style:style>
    <style:style style:name="P28" style:family="paragraph" style:parent-style-name="Standard">
      <style:text-properties officeooo:rsid="0027d0e3" officeooo:paragraph-rsid="0027d0e3"/>
    </style:style>
    <style:style style:name="P29" style:family="paragraph" style:parent-style-name="Standard">
      <style:text-properties officeooo:rsid="002cdbfa" officeooo:paragraph-rsid="002cdbfa"/>
    </style:style>
    <style:style style:name="P30" style:family="paragraph" style:parent-style-name="Standard">
      <style:text-properties officeooo:paragraph-rsid="002cdbfa"/>
    </style:style>
    <style:style style:name="P31" style:family="paragraph" style:parent-style-name="Standard">
      <style:text-properties officeooo:rsid="002cdbfa" officeooo:paragraph-rsid="002cdbfa"/>
    </style:style>
    <style:style style:name="P32" style:family="paragraph" style:parent-style-name="Standard">
      <style:text-properties officeooo:rsid="002cdbfa" officeooo:paragraph-rsid="00302842"/>
    </style:style>
    <style:style style:name="P33" style:family="paragraph" style:parent-style-name="Standard">
      <style:text-properties officeooo:rsid="00302842" officeooo:paragraph-rsid="00302842"/>
    </style:style>
    <style:style style:name="P34" style:family="paragraph" style:parent-style-name="Standard">
      <style:text-properties officeooo:paragraph-rsid="002cdb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283" style:font-weight-asian="bold" style:font-weight-complex="bold"/>
    </style:style>
    <style:style style:name="T3" style:family="text">
      <style:text-properties fo:font-weight="bold" officeooo:rsid="001aa195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7083f"/>
    </style:style>
    <style:style style:name="T6" style:family="text">
      <style:text-properties officeooo:rsid="0017e2f2"/>
    </style:style>
    <style:style style:name="T7" style:family="text">
      <style:text-properties officeooo:rsid="0018828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5c27"/>
    </style:style>
    <style:style style:name="T10" style:family="text">
      <style:text-properties officeooo:rsid="001b30bd"/>
    </style:style>
    <style:style style:name="T11" style:family="text">
      <style:text-properties officeooo:rsid="001c01f1"/>
    </style:style>
    <style:style style:name="T12" style:family="text">
      <style:text-properties officeooo:rsid="001d4362"/>
    </style:style>
    <style:style style:name="T13" style:family="text">
      <style:text-properties officeooo:rsid="001e4c8a"/>
    </style:style>
    <style:style style:name="T14" style:family="text">
      <style:text-properties fo:color="#ff0000"/>
    </style:style>
    <style:style style:name="T15" style:family="text">
      <style:text-properties fo:color="#00a933"/>
    </style:style>
    <style:style style:name="T16" style:family="text">
      <style:text-properties fo:color="#00a933" officeooo:rsid="001e4c8a"/>
    </style:style>
    <style:style style:name="T17" style:family="text">
      <style:text-properties officeooo:rsid="001f9346"/>
    </style:style>
    <style:style style:name="T18" style:family="text">
      <style:text-properties officeooo:rsid="00251f6c"/>
    </style:style>
    <style:style style:name="T19" style:family="text">
      <style:text-properties fo:font-size="15pt" fo:font-weight="bold" officeooo:rsid="00251f6c" style:font-size-asian="15pt" style:font-weight-asian="bold" style:font-size-complex="15pt" style:font-weight-complex="bold"/>
    </style:style>
    <style:style style:name="T20" style:family="text">
      <style:text-properties fo:font-size="15pt" fo:font-weight="bold" officeooo:rsid="001c01f1" style:font-size-asian="15pt" style:font-weight-asian="bold" style:font-size-complex="15pt" style:font-weight-complex="bold"/>
    </style:style>
    <style:style style:name="T21" style:family="text">
      <style:text-properties officeooo:rsid="0027d0e3"/>
    </style:style>
    <style:style style:name="T22" style:family="text">
      <style:text-properties officeooo:rsid="00298192"/>
    </style:style>
    <style:style style:name="T23" style:family="text">
      <style:text-properties officeooo:rsid="002af7a9"/>
    </style:style>
    <style:style style:name="T24" style:family="text">
      <style:text-properties officeooo:rsid="002cdbfa"/>
    </style:style>
    <style:style style:name="T25" style:family="text">
      <style:text-properties officeooo:rsid="002eb14e"/>
    </style:style>
    <style:style style:name="T26" style:family="text">
      <style:text-properties officeooo:rsid="003028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llector</text:p>
      <text:p text:style-name="Standard"/>
      <text:p text:style-name="Standard">problem definition:</text:p>
      <text:p text:style-name="Standard"/>
      <text:p text:style-name="Standard">Provide a database of German politicians and their speeches, provide access to data with criteria like year, term, state, topic, party. Data can be quotes from speeches<text:span text:style-name="T9">, s</text:span>tatistics<text:span text:style-name="T10"> concerning those speeches (word count, no. of questions, ...)</text:span><text:span text:style-name="T9">, or various other data like time, </text:span><text:span text:style-name="T10">gender, </text:span><text:span text:style-name="T9">names, cabinets, parties,</text:span><text:span text:style-name="T10"> ... and the statistics that go along with it.</text:span></text:p>
      <text:p text:style-name="Standard"/>
      <text:p text:style-name="Standard">a0 <text:span text:style-name="T4">several sets of data</text:span></text:p>
      <text:p text:style-name="Standard"/>
      <text:p text:style-name="Standard"><text:s text:c="3"/>- the <text:span text:style-name="T1">term </text:span>(legislature)</text:p>
      <text:p text:style-name="Standard"><text:s text:c="5"/>-&gt; does it make sense to collect all politicians, speeches, ... within one set: term?</text:p>
      <text:p text:style-name="Standard"><text:s text:c="5"/>-&gt; how can other sets <text:span text:style-name="T5">be </text:span>accessed with term/legislature as a search criterium?</text:p>
      <text:p text:style-name="Standard"/>
      <text:p text:style-name="P1"><text:tab/><text:span text:style-name="T1">term attributes</text:span></text:p>
      <text:p text:style-name="P2"><text:tab/>- date from</text:p>
      <text:p text:style-name="P2"><text:span text:style-name="T17"><text:tab/></text:span>- date to</text:p>
      <text:p text:style-name="P1"><text:tab/>- term no.</text:p>
      <text:p text:style-name="P4"><text:tab/>- state</text:p>
      <text:p text:style-name="P1"><text:tab/>- cabinet</text:p>
      <text:p text:style-name="P1"><text:tab/>- ruling party</text:p>
      <text:p text:style-name="P1"><text:tab/>- parliamentarians<text:span text:style-name="T17">: list of identifiers</text:span></text:p>
      <text:p text:style-name="P1"><text:tab/>- <text:span text:style-name="T7">sessions</text:span><text:span text:style-name="T10">: list of </text:span><text:span text:style-name="T17">i</text:span><text:span text:style-name="T10">dentifiers</text:span></text:p>
      <text:p text:style-name="P4"><text:tab/>- speeches<text:span text:style-name="T10">: list of identifiers</text:span></text:p>
      <text:p text:style-name="Standard"/>
      <text:p text:style-name="P29"><text:tab/><text:span text:style-name="T1">What can be done with this object?</text:span></text:p>
      <text:p text:style-name="Standard"/>
      <text:p text:style-name="Standard"><text:s text:c="3"/>- the <text:span text:style-name="T1">time</text:span> (date, year)</text:p>
      <text:p text:style-name="Standard"><text:s text:c="5"/>-&gt; how to access a year's politicians without other criteria? </text:p>
      <text:p text:style-name="Standard"><text:s text:c="5"/>-&gt; should only years be stored, what about the border when one term ends and the next</text:p>
      <text:p text:style-name="Standard"><text:s text:c="8"/>starts?</text:p>
      <text:p text:style-name="Standard"><text:s text:c="5"/>-&gt; for statistics it is important to have the parameter "year" be able to retrieve lots of</text:p>
      <text:p text:style-name="Standard"><text:s text:c="8"/>different informations</text:p>
      <text:p text:style-name="Standard"/>
      <text:p text:style-name="P7"><text:tab/><text:span text:style-name="T1">time attributes</text:span></text:p>
      <text:p text:style-name="P7"><text:tab/>- year</text:p>
      <text:p text:style-name="P7"><text:tab/>- date</text:p>
      <text:p text:style-name="Standard"/>
      <text:p text:style-name="Standard"><text:s text:c="3"/>- the <text:span text:style-name="T1">federal state</text:span></text:p>
      <text:p text:style-name="Standard"><text:s text:c="5"/>-&gt; collect all politicians, speeches ...</text:p>
      <text:p text:style-name="Standard"/>
      <text:p text:style-name="P4"><text:tab/><text:span text:style-name="T1">state attributes</text:span></text:p>
      <text:p text:style-name="P7"><text:span text:style-name="T1"><text:tab/></text:span><text:span text:style-name="T8">- name</text:span></text:p>
      <text:p text:style-name="P13"><text:tab/>- abbreviation</text:p>
      <text:p text:style-name="P4"><text:tab/>- terms</text:p>
      <text:p text:style-name="P4"><text:tab/>- <text:span text:style-name="T9">voter count</text:span></text:p>
      <text:p text:style-name="Standard"/>
      <text:p text:style-name="P29"><text:tab/><text:span text:style-name="T1">What can be done to this object?</text:span></text:p>
      <text:p text:style-name="P29"><text:tab/>A state can have elections</text:p>
      <text:p text:style-name="P30"><text:span text:style-name="T24"><text:tab/>A state can </text:span><text:span text:style-name="T25">vote its government</text:span></text:p>
      <text:p text:style-name="Standard"/>
      <text:p text:style-name="Standard"><text:soft-page-break/><text:s text:c="3"/>- the <text:span text:style-name="T1">session</text:span></text:p>
      <text:p text:style-name="Standard"><text:s text:c="5"/>-&gt; different topics addressed by different speeches</text:p>
      <text:p text:style-name="Standard"><text:s text:c="5"/>-&gt; different politicians who select a topic where they participate in discussions</text:p>
      <text:p text:style-name="Standard"><text:s text:c="5"/>-&gt; is a session necessary at all? or only subsessions because of their focus on a topic?</text:p>
      <text:p text:style-name="Standard"/>
      <text:p text:style-name="P1"><text:tab/><text:span text:style-name="T1">session attributes</text:span></text:p>
      <text:p text:style-name="P1"><text:tab/>- state<text:span text:style-name="T9"> (abbr.)</text:span></text:p>
      <text:p text:style-name="P12"><text:tab/>- identifier</text:p>
      <text:p text:style-name="P3"><text:span text:style-name="T6"><text:tab/>- </text:span><text:span text:style-name="T9">term</text:span></text:p>
      <text:p text:style-name="P1"><text:tab/>- year</text:p>
      <text:p text:style-name="P1"><text:tab/>- <text:span text:style-name="T9">exact </text:span>date</text:p>
      <text:p text:style-name="P1"><text:tab/>- protocoll no.</text:p>
      <text:p text:style-name="P1"><text:tab/>- speakers</text:p>
      <text:p text:style-name="P1"><text:tab/>- tags</text:p>
      <text:p text:style-name="P1"><text:tab/>- pages in PDF</text:p>
      <text:p text:style-name="P1"><text:tab/>- speeches<text:span text:style-name="T10">: list of identifiers (?)</text:span></text:p>
      <text:p text:style-name="P1"><text:tab/>- reactions (laughter, applause, ...) in total</text:p>
      <text:p text:style-name="P1"><text:tab/>- reactions per party</text:p>
      <text:p text:style-name="P1"><text:tab/>- parliament president / chair</text:p>
      <text:p text:style-name="Standard"/>
      <text:p text:style-name="P29"><text:tab/><text:span text:style-name="T1">What can be done with this object?</text:span></text:p>
      <text:p text:style-name="P29"><text:tab/>A speaker can speak in a session</text:p>
      <text:p text:style-name="P29"><text:tab/>A speaker can react to another speech</text:p>
      <text:p text:style-name="P29"><text:tab/>There can be votes</text:p>
      <text:p text:style-name="Standard"/>
      <text:p text:style-name="Standard"><text:s text:c="3"/>- the <text:span text:style-name="T3">members of parliament</text:span></text:p>
      <text:p text:style-name="Standard"><text:s text:c="5"/>-&gt; years in parliament</text:p>
      <text:p text:style-name="Standard"><text:s text:c="5"/>-&gt; which parliament<text:span text:style-name="T5">? - state</text:span></text:p>
      <text:p text:style-name="Standard"><text:s text:c="5"/>-&gt; did they move to a different parliament (like the Bundestag)?</text:p>
      <text:p text:style-name="Standard"/>
      <text:p text:style-name="P5"><text:span text:style-name="T7"><text:tab/></text:span><text:span text:style-name="T3">member of parliament</text:span><text:span text:style-name="T2"> attributes</text:span></text:p>
      <text:p text:style-name="P4"><text:tab/>- name</text:p>
      <text:p text:style-name="P4"><text:tab/>- age (optional)</text:p>
      <text:p text:style-name="P4"><text:tab/>- date of birth (optional)</text:p>
      <text:p text:style-name="P4"><text:tab/>- party</text:p>
      <text:p text:style-name="P11"><text:tab/>- state</text:p>
      <text:p text:style-name="P11"><text:tab/>- term</text:p>
      <text:p text:style-name="P4"><text:tab/>- ward</text:p>
      <text:p text:style-name="P4"><text:tab/>- voter count</text:p>
      <text:p text:style-name="P4"><text:tab/>- gender</text:p>
      <text:p text:style-name="P4"><text:tab/>- speeches</text:p>
      <text:p text:style-name="P4"><text:tab/>- reactions</text:p>
      <text:p text:style-name="P4"><text:tab/>- titles (academic, peer)</text:p>
      <text:p text:style-name="P4"><text:tab/>- office (minister, parliament presidency)</text:p>
      <text:p text:style-name="Standard"/>
      <text:p text:style-name="P29"><text:tab/><text:span text:style-name="T1">What can be done with this object?</text:span></text:p>
      <text:p text:style-name="P29"><text:tab/>A term can add a mop</text:p>
      <text:p text:style-name="P29"><text:tab/>A mop can leave the term and be replaced</text:p>
      <text:p text:style-name="P32"><text:span text:style-name="T26"><text:tab/></text:span>A mop can be made president by the term</text:p>
      <text:p text:style-name="P32"/>
      <text:p text:style-name="P29"><text:tab/>A mop can add a speech to a session</text:p>
      <text:p text:style-name="P29"/>
      <text:p text:style-name="P29"><text:soft-page-break/><text:tab/>A mop can leave his/her party</text:p>
      <text:p text:style-name="P29"><text:tab/>A mop can join a different party</text:p>
      <text:p text:style-name="P29"/>
      <text:p text:style-name="P30"><text:span text:style-name="T24"><text:tab/>A mop can </text:span><text:span text:style-name="T26">enter</text:span><text:span text:style-name="T24"> cabinet</text:span><text:span text:style-name="T26"> as a minister</text:span></text:p>
      <text:p text:style-name="P33"><text:tab/>A mop can leave cabinet</text:p>
      <text:p text:style-name="P33"/>
      <text:p text:style-name="P29"><text:tab/></text:p>
      <text:p text:style-name="P33"><text:tab/>A mop can interrupt another mop's speech</text:p>
      <text:p text:style-name="P33"><text:tab/>A mop can pose a question at another mop's speech</text:p>
      <text:p text:style-name="P33"><text:tab/>A mop can react to another mop's speech</text:p>
      <text:p text:style-name="P29"><text:tab/></text:p>
      <text:p text:style-name="Standard"/>
      <text:p text:style-name="Standard"/>
      <text:p text:style-name="Standard"><text:s text:c="3"/>- their <text:span text:style-name="T1">speeches</text:span> and questions</text:p>
      <text:p text:style-name="Standard"><text:s text:c="5"/>-&gt; convert PDF to text</text:p>
      <text:p text:style-name="Standard"><text:s text:c="5"/>-&gt; chop text into sentences (lots of issues like dates, numbers, academic titles,</text:p>
      <text:p text:style-name="Standard"><text:s text:c="8"/>abbreviations etc. which all use a period to mark sth. other than the end of a sentence)</text:p>
      <text:p text:style-name="Standard"><text:s text:c="5"/>-&gt; which tags had the subsession where the speech was held?</text:p>
      <text:p text:style-name="Standard"><text:s text:c="5"/>-&gt; which reactions? laughter, applause, questions, ...</text:p>
      <text:p text:style-name="Standard"/>
      <text:p text:style-name="P1"><text:tab/><text:span text:style-name="T1">speech attributes</text:span></text:p>
      <text:p text:style-name="P1"><text:tab/>- speaker</text:p>
      <text:p text:style-name="P24"><text:tab/>- term</text:p>
      <text:p text:style-name="P12"><text:tab/>- identifier</text:p>
      <text:p text:style-name="P4"><text:tab/>- type (speech, question, personal statement, ...)</text:p>
      <text:p text:style-name="P1"><text:tab/>- protocol no.</text:p>
      <text:p text:style-name="P1"><text:tab/>- date</text:p>
      <text:p text:style-name="P1"><text:tab/>- year</text:p>
      <text:p text:style-name="P1"><text:tab/>- party</text:p>
      <text:p text:style-name="P1"><text:tab/>- gender</text:p>
      <text:p text:style-name="P1"><text:tab/>- pages in PDF document</text:p>
      <text:p text:style-name="P1"><text:tab/>- tags</text:p>
      <text:p text:style-name="P1"><text:tab/>- reactions (applause, by who? laughter, by who?)</text:p>
      <text:p text:style-name="P1"><text:tab/>- word count</text:p>
      <text:p text:style-name="P1"><text:tab/>- sentence count</text:p>
      <text:p text:style-name="P1"><text:tab/>- sentence / word ratio</text:p>
      <text:p text:style-name="P4"><text:tab/>- questions count</text:p>
      <text:p text:style-name="Standard"/>
      <text:p text:style-name="P29"><text:tab/><text:span text:style-name="T1">What can be done to this object?</text:span></text:p>
      <text:p text:style-name="P29"><text:tab/>A speech can be seperated into sentences (by who?)</text:p>
      <text:p text:style-name="P29"><text:tab/>A speech can have its words counted</text:p>
      <text:p text:style-name="Standard"/>
      <text:p text:style-name="Standard"><text:s text:c="3"/>- <text:span text:style-name="T1">reactions</text:span> during a parliament session </text:p>
      <text:p text:style-name="Standard"/>
      <text:p text:style-name="P4"><text:tab/><text:span text:style-name="T1">reaction attribute</text:span></text:p>
      <text:p text:style-name="P4"><text:tab/>- type: laughter, applause, question</text:p>
      <text:p text:style-name="P4"><text:tab/>- party</text:p>
      <text:p text:style-name="P4"><text:tab/>- gender</text:p>
      <text:p text:style-name="Standard"/>
      <text:p text:style-name="Standard"><text:s text:c="3"/>- the <text:span text:style-name="T1">parties</text:span></text:p>
      <text:p text:style-name="P8"/>
      <text:p text:style-name="P9"><text:tab/>party attributes</text:p>
      <text:p text:style-name="P4"><text:soft-page-break/><text:span text:style-name="T1"><text:tab/></text:span><text:span text:style-name="T8">- name</text:span></text:p>
      <text:p text:style-name="P14"><text:tab/>- votes (percent)</text:p>
      <text:p text:style-name="P14"><text:tab/>- role: ruling / opposition / coalition partner</text:p>
      <text:p text:style-name="Standard"/>
      <text:p text:style-name="Standard"><text:s text:c="3"/>- the <text:span text:style-name="T1">cabinet</text:span></text:p>
      <text:p text:style-name="P8"/>
      <text:p text:style-name="P9"><text:tab/>cabinet attributes</text:p>
      <text:p text:style-name="P4"><text:span text:style-name="T1"><text:tab/></text:span><text:span text:style-name="T8">- parties</text:span></text:p>
      <text:p text:style-name="P15"><text:tab/>- ministers</text:p>
      <text:p text:style-name="P15"><text:tab/>- state</text:p>
      <text:p text:style-name="P15"><text:tab/>- legislature</text:p>
      <text:p text:style-name="P15"><text:tab/>- date from - date to</text:p>
      <text:p text:style-name="Standard"/>
      <text:p text:style-name="P6"><text:s text:c="4"/>- the <text:span text:style-name="T1">ministers</text:span></text:p>
      <text:p text:style-name="P6"/>
      <text:p text:style-name="P6"><text:tab/><text:span text:style-name="T1">minister attributes</text:span></text:p>
      <text:p text:style-name="P6"><text:tab/>- ministry name</text:p>
      <text:p text:style-name="P6"><text:tab/>- ministry abbreviation</text:p>
      <text:p text:style-name="P6"><text:tab/>- name<text:span text:style-name="T9"> of minister</text:span></text:p>
      <text:p text:style-name="P6"><text:tab/>- party</text:p>
      <text:p text:style-name="P6"><text:tab/>- <text:span text:style-name="T9">gender</text:span></text:p>
      <text:p text:style-name="P7"><text:tab/>- title/s</text:p>
      <text:p text:style-name="Standard"/>
      <text:p text:style-name="Standard"><text:s text:c="3"/>- the <text:span text:style-name="T1">source</text:span> (wiki, the parliament database, one point maybe interviews, newspaper articles)</text:p>
      <text:p text:style-name="Standard"/>
      <text:p text:style-name="Standard">A set needs to combine legislature, state etc. into one database and provide access to<text:span text:style-name="T5"> </text:span>retrieve these data in a coherent way.<text:span text:style-name="T5"> What could be a set to enclose the rest and give access to all data?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 <text:s/>Find a way to store individuals and the whole parliament.</text:p>
      <text:p text:style-name="Standard">c1 Later additional information (speeches) will be added to a politician's dataset.</text:p>
      <text:p text:style-name="Standard">c2 Since the volume may vary between a single entry of a few lines to sth like 300 entries of three to four pages each, a flexible way of storing is needed.</text:p>
      <text:p text:style-name="Standard"/>
      <text:p text:style-name="Standard">Questions to answer:</text:p>
      <text:p text:style-name="Standard"># related to a tag/topic/buzzword:</text:p>
      <text:p text:style-name="Standard"><text:s text:c="2"/>- What did Mr. Miller say about "mobility" in 2019? ... in 2018?</text:p>
      <text:p text:style-name="Standard"><text:s text:c="2"/>- Which parliamentarians spoke about "education" in 2017?</text:p>
      <text:p text:style-name="Standard"><text:s text:c="2"/>- How often did Mrs. Smith talk about "digitalization" in 2015? Compared to her party? Compared</text:p>
      <text:p text:style-name="Standard"><text:s text:c="4"/>to other parties? Compared to another year?</text:p>
      <text:p text:style-name="Standard"><text:s text:c="2"/>- How often did the SPD talk about "economy" in 2016? Compared to CDU, compared to 2019 ...</text:p>
      <text:p text:style-name="Standard"/>
      <text:p text:style-name="Standard"># related to statistics</text:p>
      <text:p text:style-name="Standard">- Which parliamentarian spoke most often? Top 10? In one state. Compared to all states.</text:p>
      <text:p text:style-name="Standard">- How often did the SPD fraction in parliament laugh in 2018, compared to 2020?</text:p>
      <text:p text:style-name="Standard">- How often did the Green party applaude, compared to the FDP party?</text:p>
      <text:p text:style-name="Standard">- How many academics/women/nobles were in the NRW parliament in 2010? Compared to 2020, compared</text:p>
      <text:p text:style-name="Standard"><text:soft-page-break/><text:s text:c="2"/>to other parliaments</text:p>
      <text:p text:style-name="Standard">- </text:p>
      <text:p text:style-name="Standard"/>
      <text:p text:style-name="Standard">error detection:</text:p>
      <text:p text:style-name="Standard">- handling wrong input of users</text:p>
      <text:p text:style-name="Standard">- handling missing data </text:p>
      <text:p text:style-name="Standard"/>
      <text:p text:style-name="Standard"/>
      <text:p text:style-name="Standard"/>
      <text:p text:style-name="P18"><text:span text:style-name="T19">M</text:span><text:span text:style-name="T20">ajor parts of programming:</text:span></text:p>
      <text:p text:style-name="P16"/>
      <text:p text:style-name="P23"><text:span text:style-name="T13">1</text:span> Scraping the data</text:p>
      <text:p text:style-name="P16"/>
      <text:p text:style-name="P18"><text:s text:c="4"/>a1 <text:span text:style-name="T13">a</text:span>ccess wiki - legislature and federal state as parameters</text:p>
      <text:p text:style-name="P22"><text:span text:style-name="T13"><text:s text:c="28"/></text:span>- legislature 14 of NRW is not the same as that of Saxony!!</text:p>
      <text:p text:style-name="P22"><text:span text:style-name="T13"><text:s text:c="4"/></text:span><text:span text:style-name="T16"><text:s text:c="4"/></text:span><text:span text:style-name="T15"># wiki is most likely the same format for all 16 states in Germany</text:span></text:p>
      <text:p text:style-name="P22"><text:span text:style-name="T13"><text:s text:c="8"/></text:span>Extract all politicians of a given legislature and a given federal state.</text:p>
      <text:p text:style-name="P22"/>
      <text:p text:style-name="P18"><text:s text:c="7"/><text:span text:style-name="T13"><text:s/></text:span>aa right urls</text:p>
      <text:p text:style-name="P18"><text:s text:c="7"/><text:span text:style-name="T13"><text:s/></text:span>ab right data</text:p>
      <text:p text:style-name="P18"><text:s text:c="7"/><text:span text:style-name="T13"><text:s/></text:span>ac store in temporary db</text:p>
      <text:p text:style-name="P18"><text:s text:c="7"/></text:p>
      <text:p text:style-name="P19"><text:s text:c="7"/>input/output:</text:p>
      <text:p text:style-name="P20"><text:span text:style-name="T12"><text:s text:c="8"/></text:span>- html -&gt; beautifulsoup objects</text:p>
      <text:p text:style-name="P19"><text:s text:c="8"/>- strings</text:p>
      <text:p text:style-name="P19"/>
      <text:p text:style-name="P18"><text:s text:c="4"/>a2 access/extract the federal parliaments' databases (currently only NRW)</text:p>
      <text:p text:style-name="P22"><text:span text:style-name="T13"><text:s text:c="9"/></text:span><text:span text:style-name="T14"># every federal state has a different layout / access permission</text:span></text:p>
      <text:p text:style-name="P18"><text:s/><text:span text:style-name="T13"><text:s text:c="2"/></text:span><text:s text:c="6"/>aa right urls</text:p>
      <text:p text:style-name="P18"><text:s text:c="3"/><text:span text:style-name="T13"><text:s text:c="2"/></text:span><text:s text:c="4"/>ab right data</text:p>
      <text:p text:style-name="P18"><text:s text:c="4"/><text:span text:style-name="T13"><text:s text:c="2"/></text:span><text:s text:c="3"/>ac store in temp db</text:p>
      <text:p text:style-name="P18"><text:s text:c="7"/></text:p>
      <text:p text:style-name="P18"><text:s text:c="4"/>b<text:span text:style-name="T11">1</text:span> merge data from a1/a2 and create one dataset for each person</text:p>
      <text:p text:style-name="P18"><text:s text:c="4"/>b<text:span text:style-name="T11">2</text:span> extract those data and assign them to tags like first_name, title, party, ward, ...</text:p>
      <text:p text:style-name="P18"/>
      <text:p text:style-name="P16"><text:s text:c="4"/>c merge all available (i.e. wiki and local landesarchiv) data sets</text:p>
      <text:p text:style-name="P16"/>
      <text:p text:style-name="P21"><text:s text:c="2"/><text:span text:style-name="T1"><text:s text:c="2"/>Substeps of scraping:</text:span></text:p>
      <text:p text:style-name="P21"><text:s text:c="5"/>- members of parliament first</text:p>
      <text:p text:style-name="P21"><text:s text:c="5"/>- their speeches second</text:p>
      <text:p text:style-name="P21"><text:s text:c="5"/>-&gt; additional data will be added to first set of data</text:p>
      <text:p text:style-name="P16"/>
      <text:p text:style-name="P23"><text:span text:style-name="T13">2</text:span> Storing the data</text:p>
      <text:p text:style-name="P20"><text:span text:style-name="T12"><text:s text:c="3"/></text:span>persistanc<text:span text:style-name="T12">e, </text:span><text:span text:style-name="T11">store and retrieve date to/from database</text:span></text:p>
      <text:p text:style-name="P17"/>
      <text:p text:style-name="P18"><text:span text:style-name="T11"><text:s text:c="4"/>d1 </text:span>data design:</text:p>
      <text:p text:style-name="P18"><text:span text:style-name="T11"><text:s text:c="9"/></text:span>- using person.MdL</text:p>
      <text:p text:style-name="P16"><text:s text:c="9"/>- shelve, json<text:span text:style-name="T12"> (https://www.freecodecamp.org/news/how-to-write-a-simple-toy-database-in-python-within-minutes-51ff49f47f1/), ...</text:span></text:p>
      <text:p text:style-name="P18"><text:s text:c="4"/>d<text:span text:style-name="T11">2</text:span> create a database that can be looked up specifying: state, legislature (year?)</text:p>
      <text:p text:style-name="P16"/>
      <text:p text:style-name="P23"><text:span text:style-name="T13">3</text:span> Retrieving the data</text:p>
      <text:p text:style-name="P16"><text:soft-page-break/></text:p>
      <text:p text:style-name="P23"><text:span text:style-name="T13">4</text:span> Analyz<text:span text:style-name="T18">ing</text:span> the data -&gt; make statistic calcs</text:p>
      <text:p text:style-name="P16"/>
      <text:p text:style-name="P23"><text:span text:style-name="T13">5</text:span> Providing an interface to access the data</text:p>
      <text:p text:style-name="P16"/>
      <text:p text:style-name="P18"><text:span text:style-name="T11"><text:s text:c="4"/></text:span>user interface:</text:p>
      <text:p text:style-name="P18"><text:span text:style-name="T11"><text:s text:c="4"/></text:span>- cli<text:span text:style-name="T21"> - menu</text:span></text:p>
      <text:p text:style-name="P18"><text:span text:style-name="T11"><text:s text:c="4"/></text:span>- graphic interface with</text:p>
      <text:p text:style-name="P16"><text:s text:c="4"/><text:span text:style-name="T21"><text:tab/></text:span>- pop down lists</text:p>
      <text:p text:style-name="P28"><text:tab/>- filtering with checkboxes</text:p>
      <text:p text:style-name="P16"/>
      <text:p text:style-name="P16"/>
      <text:p text:style-name="P25">Database interface</text:p>
      <text:p text:style-name="P26"/>
      <text:p text:style-name="P27">data access classes<text:span text:style-name="T23"> - ORM</text:span></text:p>
      <text:p text:style-name="P27">persistance framework classes</text:p>
      <text:p text:style-name="P27">database metadata<text:span text:style-name="T22"> (term, name, title, ..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6:23:10.964552534</meta:creation-date>
    <dc:date>2020-09-04T14:11:19.995357953</dc:date>
    <meta:editing-duration>PT2H27M55S</meta:editing-duration>
    <meta:editing-cycles>12</meta:editing-cycles>
    <meta:generator>LibreOffice/6.4.5.2$Linux_X86_64 LibreOffice_project/40$Build-2</meta:generator>
    <meta:document-statistic meta:table-count="0" meta:image-count="0" meta:object-count="0" meta:page-count="6" meta:paragraph-count="208" meta:word-count="1221" meta:character-count="7324" meta:non-whitespace-character-count="5814"/>
  </office:meta>
</office:document-meta>
</file>